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ora" svg:font-family="Lora" style:font-family-generic="roman" style:font-pitch="variable"/>
    <style:font-face style:name="Pacifico" svg:font-family="Pacific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1" svg:font-family="Lora" style:font-family-generic="system" style:font-pitch="variable"/>
    <style:font-face style:name="Pacifico1" svg:font-family="Pacifico" style:font-family-generic="system" style:font-pitch="variable"/>
  </office:font-face-decls>
  <office:automatic-styles>
    <style:style style:name="Table2" style:family="table">
      <style:table-properties style:width="6.25in" fo:margin-left="-0.075in" fo:margin-top="0in" fo:margin-bottom="0in" table:align="left"/>
    </style:style>
    <style:style style:name="Table2.A" style:family="table-column">
      <style:table-column-properties style:column-width="1.4479in"/>
    </style:style>
    <style:style style:name="Table2.B" style:family="table-column">
      <style:table-column-properties style:column-width="4.8014in"/>
    </style:style>
    <style:style style:name="Table2.1" style:family="table-row">
      <style:table-row-properties style:min-row-height="0.4306in" fo:keep-together="auto"/>
    </style:style>
    <style:style style:name="Table2.A1" style:family="table-cell">
      <style:table-cell-properties style:vertical-align="" fo:padding="0in" fo:border="none"/>
    </style:style>
    <style:style style:name="P1" style:family="paragraph" style:parent-style-name="Standard">
      <style:paragraph-properties fo:line-height="115%" fo:text-align="justify" style:justify-single-word="false"/>
    </style:style>
    <style:style style:name="P2" style:family="paragraph" style:parent-style-name="Standard">
      <style:text-properties style:font-name="Lora" fo:font-size="10pt" style:font-name-asian="Lora1" style:font-size-asian="10pt" style:font-name-complex="Lora1" style:font-size-complex="10pt"/>
    </style:style>
    <style:style style:name="P3" style:family="paragraph" style:parent-style-name="Standard">
      <style:paragraph-properties fo:line-height="115%" fo:text-align="justify" style:justify-single-word="false"/>
      <style:text-properties style:font-name="Lora" fo:font-size="10pt" style:font-name-asian="Lora1" style:font-size-asian="10pt" style:font-name-complex="Lora1" style:font-size-complex="10pt"/>
    </style:style>
    <style:style style:name="P4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Lora" fo:font-size="10pt" style:font-name-asian="Lora1" style:font-size-asian="10pt" style:font-name-complex="Lora1" style:font-size-complex="10pt"/>
    </style:style>
    <style:style style:name="P5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Lora" fo:font-size="10pt" fo:font-weight="bold" style:font-name-asian="Lora1" style:font-size-asian="10pt" style:font-weight-asian="bold" style:font-name-complex="Lora1" style:font-size-complex="10pt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line-height="115%" fo:text-align="justify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top="0.0417in" fo:margin-bottom="0in" loext:contextual-spacing="false" fo:line-height="100%"/>
      <style:text-properties style:font-name="Lora" fo:font-size="9pt" style:font-name-asian="Lora1" style:font-size-asian="9pt" style:font-name-complex="Lora1" style:font-size-complex="9pt"/>
    </style:style>
    <style:style style:name="P10" style:family="paragraph" style:parent-style-name="Standard">
      <style:paragraph-properties fo:margin-top="0.0417in" fo:margin-bottom="0in" loext:contextual-spacing="false" fo:line-height="100%" fo:text-align="center" style:justify-single-word="false"/>
    </style:style>
    <style:style style:name="P11" style:family="paragraph" style:parent-style-name="Standard">
      <style:paragraph-properties fo:margin-left="0in" fo:margin-right="0in" fo:margin-top="0.0417in" fo:margin-bottom="0in" loext:contextual-spacing="false" fo:line-height="100%" fo:text-align="center" style:justify-single-word="false" fo:text-indent="0.5in" style:auto-text-indent="false"/>
    </style:style>
    <style:style style:name="P12" style:family="paragraph" style:parent-style-name="Standard" style:master-page-name="Standard">
      <style:paragraph-properties style:page-number="1"/>
    </style:style>
    <style:style style:name="T1" style:family="text">
      <style:text-properties style:font-name="Lora" fo:font-size="16pt" style:font-name-asian="Lora1" style:font-size-asian="16pt" style:font-name-complex="Lora1" style:font-size-complex="16pt"/>
    </style:style>
    <style:style style:name="T2" style:family="text">
      <style:text-properties style:font-name="Lora" fo:font-size="10pt" style:font-name-asian="Lora1" style:font-size-asian="10pt" style:font-name-complex="Lora1" style:font-size-complex="10pt"/>
    </style:style>
    <style:style style:name="T3" style:family="text">
      <style:text-properties style:font-name="Lora" fo:font-size="10pt" fo:font-weight="bold" style:font-name-asian="Lora1" style:font-size-asian="10pt" style:font-weight-asian="bold" style:font-name-complex="Lora1" style:font-size-complex="10pt"/>
    </style:style>
    <style:style style:name="T4" style:family="text">
      <style:text-properties style:font-name="Lora" fo:font-size="9pt" style:font-name-asian="Lora1" style:font-size-asian="9pt" style:font-name-complex="Lora1" style:font-size-complex="9pt"/>
    </style:style>
    <style:style style:name="T5" style:family="text">
      <style:text-properties fo:color="#1155cc" style:font-name="Lora" fo:font-size="10pt" style:text-underline-style="solid" style:text-underline-width="auto" style:text-underline-color="font-color" style:font-name-asian="Lora1" style:font-size-asian="10pt" style:font-name-complex="Lora1" style:font-size-complex="10pt"/>
    </style:style>
    <style:style style:name="T6" style:family="text">
      <style:text-properties style:font-name="Pacifico" fo:font-size="12pt" style:font-name-asian="Pacifico1" style:font-size-asian="12pt" style:font-name-complex="Pacifico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Palaveri muistio<text:line-break/>Ohjauspiste 3 </text:span></text:p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<text:span text:style-name="T2">Päivämäärä ja aika</text:span></text:p>
          </table:table-cell>
          <table:table-cell table:style-name="Table2.A1" office:value-type="string">
            <text:p text:style-name="P8"><text:span text:style-name="T2">31.01.2019, 12:15 - 13:00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2">Paikka</text:span></text:p>
          </table:table-cell>
          <table:table-cell table:style-name="Table2.A1" office:value-type="string">
            <text:p text:style-name="P8"><text:span text:style-name="T2">Hepolamminkatu, Tampere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2">Läsnä</text:span></text:p>
          </table:table-cell>
          <table:table-cell table:style-name="Table2.A1" office:value-type="string">
            <text:p text:style-name="P8"><text:span text:style-name="T2">Antony Hussi</text:span></text:p>
            <text:p text:style-name="P8"><text:span text:style-name="T2">Leena Järvenkylä-Niemi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2">1. Projekti</text:span></text:p>
          </table:table-cell>
          <table:table-cell table:style-name="Table2.A1" office:value-type="string">
            <text:p text:style-name="P1"><text:span text:style-name="T2">Koulun sisäiseen käyttöön tarkoitettu Esports-päiväkirja. Päiväkirja on web-pohjainen ja responsiivinen. 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2">2. Palaveri</text:span></text:p>
          </table:table-cell>
          <table:table-cell table:style-name="Table2.A1" office:value-type="string">
            <text:p text:style-name="P7"><text:span text:style-name="T2">Käytiin viikon tehtävät läpi sekä työntekijän sairastuminen josta syystä alkuperäinen aikataulu dokumentin kirjoittamiseen on jouduttu venyttämään viikolla (uusi tavoite dokumenttien valmistumiseen on 07.02.2019). </text:span></text:p>
            <text:p text:style-name="P7"><text:span text:style-name="T2"><text:line-break/>Ohjauspisteellä puhuttiin vaikeudesta löytää yksinkertainen, monipuolinen ja ilmainen verkkosovellus projektinhallintaa. Leena tarjosi vaihtoehdoksi Odoo-nimistä palvelua ja oma henkilökohtainen kokemus projektinhallinnassa on ollut Google Sheet-taulukot ja Trello:n käyttäminen. Lupasin tutkia enemmän asiaa.</text:span></text:p>
            <text:p text:style-name="P5"/>
            <text:p text:style-name="P7"><text:span text:style-name="T3">Seuraavat ohjauspisteet tulevat olemaan joka torstaina klo 12.15.</text:span></text:p>
            <text:p text:style-name="P3"/>
          </table:table-cell>
        </table:table-row>
        <table:table-row table:style-name="Table2.1">
          <table:table-cell table:style-name="Table2.A1" office:value-type="string">
            <text:p text:style-name="P8"><text:span text:style-name="T2">Liite</text:span></text:p>
          </table:table-cell>
          <table:table-cell table:style-name="Table2.A1" office:value-type="string">
            <text:p text:style-name="P1"><text:span text:style-name="T2">-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2">Jakelu</text:span></text:p>
          </table:table-cell>
          <table:table-cell table:style-name="Table2.A1" office:value-type="string">
            <text:p text:style-name="P1"><text:span text:style-name="T2">Antony Hussi</text:span></text:p>
            <text:p text:style-name="P1"><text:span text:style-name="T2">Leena Järvenkylä-Niemi (GitHub:ssa)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ora" svg:font-family="Lora" style:font-family-generic="roman" style:font-pitch="variable"/>
    <style:font-face style:name="Pacifico" svg:font-family="Pacific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1" svg:font-family="Lora" style:font-family-generic="system" style:font-pitch="variable"/>
    <style:font-face style:name="Pacifico1" svg:font-family="Pacific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font-name="Lora" fo:font-family="Lora" style:font-family-generic="roman" style:font-pitch="variable" fo:font-size="10pt" style:text-underline-style="solid" style:text-underline-width="auto" style:text-underline-color="font-color" style:font-name-asian="Lora1" style:font-family-asian="Lora" style:font-family-generic-asian="system" style:font-pitch-asian="variable" style:font-size-asian="10pt" style:font-name-complex="Lora1" style:font-family-complex="Lora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7.1618in" fo:margin-top="0in" fo:margin-bottom="0in" table:align="center"/>
    </style:style>
    <style:style style:name="Table1.A" style:family="table-column">
      <style:table-column-properties style:column-width="3.5806in"/>
    </style:style>
    <style:style style:name="Table1.1" style:family="table-row">
      <style:table-row-properties style:min-row-height="0.4583in" fo:keep-together="auto"/>
    </style:style>
    <style:style style:name="Table1.A1" style:family="table-cell">
      <style:table-cell-properties style:vertical-align="middle" fo:padding="0.0694in" fo:border="none"/>
    </style:style>
    <style:style style:name="MP1" style:family="paragraph" style:parent-style-name="Standard">
      <style:text-properties style:font-name="Lora" fo:font-size="10pt" style:font-name-asian="Lora1" style:font-size-asian="10pt" style:font-name-complex="Lora1" style:font-size-complex="10pt"/>
    </style:style>
    <style:style style:name="MP2" style:family="paragraph" style:parent-style-name="Standard">
      <style:paragraph-properties fo:margin-top="0.0417in" fo:margin-bottom="0in" loext:contextual-spacing="false" fo:line-height="100%"/>
      <style:text-properties style:font-name="Lora" fo:font-size="9pt" style:font-name-asian="Lora1" style:font-size-asian="9pt" style:font-name-complex="Lora1" style:font-size-complex="9pt"/>
    </style:style>
    <style:style style:name="MP3" style:family="paragraph" style:parent-style-name="Standard">
      <style:paragraph-properties fo:margin-left="0in" fo:margin-right="0in" fo:margin-top="0.0417in" fo:margin-bottom="0in" loext:contextual-spacing="false" fo:line-height="100%" fo:text-align="center" style:justify-single-word="false" fo:text-indent="0.5in" style:auto-text-indent="false"/>
    </style:style>
    <style:style style:name="MP4" style:family="paragraph" style:parent-style-name="Standard">
      <style:paragraph-properties fo:margin-top="0.0417in" fo:margin-bottom="0in" loext:contextual-spacing="false" fo:line-height="100%" fo:text-align="center" style:justify-single-word="false"/>
    </style:style>
    <style:style style:name="MT1" style:family="text">
      <style:text-properties style:font-name="Lora" fo:font-size="10pt" style:font-name-asian="Lora1" style:font-size-asian="10pt" style:font-name-complex="Lora1" style:font-size-complex="10pt"/>
    </style:style>
    <style:style style:name="MT2" style:family="text">
      <style:text-properties fo:color="#1155cc" style:font-name="Lora" fo:font-size="10pt" style:text-underline-style="solid" style:text-underline-width="auto" style:text-underline-color="font-color" style:font-name-asian="Lora1" style:font-size-asian="10pt" style:font-name-complex="Lora1" style:font-size-complex="10pt"/>
    </style:style>
    <style:style style:name="MT3" style:family="text">
      <style:text-properties style:font-name="Pacifico" fo:font-size="12pt" style:font-name-asian="Pacifico1" style:font-size-asian="12pt" style:font-name-complex="Pacifico1" style:font-size-complex="12pt"/>
    </style:style>
    <style:style style:name="MT4" style:family="text">
      <style:text-properties style:font-name="Lora" fo:font-size="9pt" style:font-name-asian="Lora1" style:font-size-asian="9pt" style:font-name-complex="Lor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ext:p text:style-name="MP1"/>
        <text:p text:style-name="Standard"><text:span text:style-name="MT1">Antony Hussi<text:tab/><text:tab/><text:tab/><text:tab/><text:tab/><text:tab/><text:tab/>Muistio<text:tab/><text:tab/></text:span><text:page-number text:select-page="current">1</text:page-number><text:span text:style-name="MT1"> (</text:span><text:page-count>1</text:page-count><text:span text:style-name="MT1">)</text:span></text:p>
        <text:p text:style-name="Standard"><text:a xlink:type="simple" xlink:href="mailto:antony.hussi@gmail.com" text:style-name="ListLabel_20_1" text:visited-style-name="ListLabel_20_1"><text:span text:style-name="MT2">antony.hussi@gmail.com</text:span></text:a></text:p>
        <text:p text:style-name="Standard"><text:span text:style-name="MT1">045 895 7010<text:tab/><text:tab/><text:tab/><text:tab/><text:tab/><text:tab/><text:tab/>31.01.2019</text:span></text:p>
        <text:p text:style-name="MP1"/>
        <text:p text:style-name="MP1"/>
        <text:p text:style-name="MP1"/>
      </style:header>
      <style:footer>
        <text:p text:style-name="MP2"/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MP3"><text:span text:style-name="MT3">Raetori</text:span></text:p>
            </table:table-cell>
            <table:table-cell table:style-name="Table1.A1" office:value-type="string">
              <text:p text:style-name="MP4"><text:span text:style-name="MT4">eSports-harjoituspäiväkirja :: Antony Hussi :: <text:s/>17TVDO02</text:span></text:p>
              <text:p text:style-name="MP4"><text:span text:style-name="MT4">Ohjelmiston määrittely ja suunnittelu, kevät 2019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1" meta:paragraph-count="25" meta:word-count="126" meta:character-count="1113" meta:non-whitespace-character-count="994"/>
    <meta:generator>LibreOfficeDev/6.0.5.2$Linux_X86_64 LibreOffice_project/</meta:generator>
  </office:meta>
</office:document-meta>
</file>